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28dd3" officeooo:paragraph-rsid="00028dd3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officeooo:rsid="00028dd3" officeooo:paragraph-rsid="00028dd3"/>
    </style:style>
    <style:style style:name="P3" style:family="paragraph" style:parent-style-name="Standard">
      <style:paragraph-properties fo:text-align="start" style:justify-single-word="false"/>
      <style:text-properties fo:font-size="16pt" officeooo:rsid="00028dd3" officeooo:paragraph-rsid="00028dd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officeooo:rsid="00028dd3" officeooo:paragraph-rsid="00028dd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28dd3" officeooo:paragraph-rsid="00028dd3"/>
    </style:style>
    <style:style style:name="P6" style:family="paragraph" style:parent-style-name="Standard">
      <style:paragraph-properties fo:text-align="center" style:justify-single-word="false"/>
      <style:text-properties officeooo:rsid="0003c4a8" officeooo:paragraph-rsid="0003c4a8"/>
    </style:style>
    <style:style style:name="P7" style:family="paragraph" style:parent-style-name="Standard">
      <style:paragraph-properties fo:text-align="start" style:justify-single-word="false"/>
      <style:text-properties officeooo:rsid="0003c4a8" officeooo:paragraph-rsid="0003c4a8"/>
    </style:style>
    <style:style style:name="P8" style:family="paragraph" style:parent-style-name="Standard">
      <style:paragraph-properties fo:text-align="start" style:justify-single-word="false"/>
      <style:text-properties officeooo:paragraph-rsid="0003c4a8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03c4a8"/>
    </style:style>
    <style:style style:name="P10" style:family="paragraph" style:parent-style-name="Standard">
      <style:paragraph-properties fo:text-align="center" style:justify-single-word="false"/>
      <style:text-properties officeooo:paragraph-rsid="0003c4a8"/>
    </style:style>
    <style:style style:name="P11" style:family="paragraph" style:parent-style-name="Standard">
      <style:paragraph-properties fo:text-align="center" style:justify-single-word="false"/>
      <style:text-properties officeooo:rsid="00045d27" officeooo:paragraph-rsid="00045d27"/>
    </style:style>
    <style:style style:name="T1" style:family="text">
      <style:text-properties officeooo:rsid="0003c4a8"/>
    </style:style>
    <style:style style:name="T2" style:family="text">
      <style:text-properties officeooo:rsid="00045d2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tAres -инструмент для открытой информационной разведки.</text:p>
      <text:p text:style-name="P2"/>
      <text:p text:style-name="P3">Содержание:</text:p>
      <text:p text:style-name="P4"/>
      <text:list text:style-name="L1">
        <text:list-item>
          <text:p text:style-name="P5">Объектная польза</text:p>
        </text:list-item>
        <text:list-item>
          <text:p text:style-name="P5">Использование</text:p>
        </text:list-item>
        <text:list-item>
          <text:p text:style-name="P5">Системные требования</text:p>
        </text:list-item>
        <text:list-item>
          <text:p text:style-name="P5">Гибкость</text:p>
        </text:list-item>
        <text:list-item>
          <text:p text:style-name="P5">Формы вывода</text:p>
        </text:list-item>
        <text:list-item>
          <text:p text:style-name="P5">Маски поиска</text:p>
        </text:list-item>
        <text:list-item>
          <text:p text:style-name="P5">Вывод</text:p>
        </text:list-item>
      </text:list>
      <text:p text:style-name="P2"/>
      <text:p text:style-name="P1">Объектная польза.</text:p>
      <text:p text:style-name="P4">NetAres был разработан по многим причинам. Первая — безусловно опыт разработки терминальных CLI. Он вмещает в себя все необходимые наборы инструментов для комфортной работы с ПО. Вторая — безопасность. В нынешнее время частых хакерских атак как на пользователей, так и на сервера нам необходимо обеспечить себе информационную безопасность. И наконец третье, и самое основное — групповой поиск информации. Наша эпоха знаменует себя огромным количеством информации, которую необходимо обрабатывать, и NetAres способен помочь в этом деле.<text:line-break/><text:span text:style-name="T1">Условный пример — посмотреть товар по названию на разных сайтах. Вместо того, чтобы мотать каждый раз руками по 30 минут страницы десятка интернет-магазинов, можно обойтись грамотно реализованной маской для приложения и сравнить результаты по полям.<text:line-break/><text:line-break/></text:span></text:p>
      <text:p text:style-name="P6">Использование.</text:p>
      <text:p text:style-name="P7">В плане использования — достаточно написать простую маску, указать цель поиска и путь к маске. Много тут не скажешь, проще будет посмотреть в п. Маски поиска и п. Гибкость.</text:p>
      <text:p text:style-name="P7"/>
      <text:p text:style-name="P6">Системные требования.</text:p>
      <text:p text:style-name="P7">Микро пункт))) Из всего что нужно — электричество и интернет).</text:p>
      <text:p text:style-name="P7"/>
      <text:p text:style-name="P6">Гибкость.</text:p>
      <text:p text:style-name="P8"><text:span text:style-name="T1">А вот тут поподробнее. Помимо стандартного —target флага, который описывает цель, есть ещё целый ряд для работы с ПО. Перечислим:</text:span></text:p>
      <text:p text:style-name="P8"/>
      <text:list text:style-name="L2">
        <text:list-item>
          <text:p text:style-name="P9">-- <text:span text:style-name="T2">mask — директория/файл с масками. Если 1, то будет читать все маски в директории.</text:span></text:p>
        </text:list-item>
        <text:list-item>
          <text:p text:style-name="P9">--<text:span text:style-name="T2">type — тип вывода. На данный момент реализовал самое необходимое: watchable для IO и json для сторонних интеграций.</text:span></text:p>
        </text:list-item>
        <text:list-item>
          <text:p text:style-name="P9">--<text:span text:style-name="T2">target — цель поиска. Может быть как ник, так и название товара(главное, чтоб использовались подходящие маски)</text:span></text:p>
        </text:list-item>
        <text:list-item>
          <text:p text:style-name="P9">--<text:span text:style-name="T2">timeout — необязательная настройка: задаёт время выполнения http-запроса до cancel-вызова(более подробнее описано в документации ЯП Go)</text:span></text:p>
        </text:list-item>
        <text:list-item>
          <text:p text:style-name="P9">--<text:span text:style-name="T2">retries — количество попыток выполнения http-запросов. Стандартно — 3</text:span></text:p>
        </text:list-item>
      </text:list>
      <text:p text:style-name="P10"/>
      <text:p text:style-name="P11">Формы вывода.</text:p>
      <text:p text:style-name="P11">Описано в репозитории.</text:p>
      <text:p text:style-name="P11">Маски.</text:p>
      <text:p text:style-name="P11">Описано в репозитории</text:p>
      <text:p text:style-name="P11">Вывод.</text:p>
      <text:p text:style-name="P11"><text:soft-page-break/>Я не знаю что здесь писать, пользуйтесь короче.<text:line-break/>Ссылка на репозиторий:</text:p>
      <text:p text:style-name="P11"><text:a xlink:type="simple" xlink:href="https://github.com/nemesidaa/netares" text:style-name="Internet_20_link" text:visited-style-name="Visited_20_Internet_20_Link">https://github.com/nemesidaa/netares</text:a></text:p>
      <text:p text:style-name="P11">В будущем накидаю установку как AUR-паке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0:24:04.033197548</meta:creation-date>
    <dc:date>2024-10-22T11:08:39.950337270</dc:date>
    <meta:editing-duration>PT12M34S</meta:editing-duration>
    <meta:editing-cycles>1</meta:editing-cycles>
    <meta:document-statistic meta:table-count="0" meta:image-count="0" meta:object-count="0" meta:page-count="2" meta:paragraph-count="30" meta:word-count="299" meta:character-count="2114" meta:non-whitespace-character-count="1847"/>
    <meta:generator>LibreOffice/24.8.2.1$Linux_X86_64 LibreOffice_project/480$Build-1</meta:generator>
  </office:meta>
</office:document-meta>
</file>